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e8cb" fo:wrap-option="wrap"/>
      <style:text-properties fo:color="#7b3d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/>
      <style:text-properties fo:color="#000000" style:font-name="Liberation Sans"/>
    </style:style>
    <style:style style:name="ce3" style:family="table-cell" style:parent-style-name="Default">
      <style:table-cell-properties fo:background-color="#dde8cb"/>
      <style:text-properties fo:color="#8d281e" style:font-name="Liberation Sans"/>
    </style:style>
    <style:style style:name="ce4" style:family="table-cell" style:parent-style-name="Default">
      <style:table-cell-properties fo:background-color="#dde8cb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fffd7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e8cb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Lampwick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ickwet Passenger Liner</text:p>
          </table:table-cell>
          <table:table-cell table:style-name="ce40"/>
          <table:table-cell table:style-name="ce6" office:value-type="string" calcext:value-type="string">
            <text:p>that unfinished render</text:p>
          </table:table-cell>
          <table:table-cell table:style-name="ce12" office:value-type="string" calcext:value-type="string">
            <text:p>new class? Pass liner</text:p>
          </table:table-cell>
          <table:table-cell table:style-name="ce15" office:value-type="float" office:value="1950" calcext:value-type="float">
            <text:p>195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Hammerhead Ferry</text:p>
          </table:table-cell>
          <table:table-cell table:style-name="ce42"/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eat White Ferry</text:p>
          </table:table-cell>
          <table:table-cell table:style-name="ce43"/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ger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arwin 939 Hydrofoil</text:p>
          </table:table-cell>
          <table:table-cell table:style-name="ce43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rt Jackson Ferry</text:p>
          </table:table-cell>
          <table:table-cell table:style-name="ce40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Enoshima Catamaran</text:p>
          </table:table-cell>
          <table:table-cell table:style-name="ce41"/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Mako Catamaran</text:p>
          </table:table-cell>
          <table:table-cell table:style-name="ce41"/>
          <table:table-cell table:style-name="ce6" office:value-type="string" calcext:value-type="string">
            <text:p>gfx wip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60" calcext:value-type="float">
            <text:p>1860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1" office:value-type="string" calcext:value-type="string">
            <text:p>Intermediate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3" office:value-type="string" calcext:value-type="string">
            <text:p>Saint Marie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60" calcext:value-type="float">
            <text:p>1860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rky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70" calcext:value-type="float">
            <text:p>187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30" office:value-type="string" calcext:value-type="string">
            <text:p>Schipbeek Freight Barge</text:p>
          </table:table-cell>
          <table:table-cell table:style-name="ce48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68" calcext:value-type="float">
            <text:p>1968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ehicle Barge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2" office:value-type="string" calcext:value-type="string">
            <text:p>Vehicle carri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75" calcext:value-type="float">
            <text:p>187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85" calcext:value-type="float">
            <text:p>188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3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95" calcext:value-type="float">
            <text:p>189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</table:table-row>
        <table:table-row table:style-name="ro1">
          <table:table-cell table:style-name="ce8" office:value-type="string" calcext:value-type="string">
            <text:p>Taurus Freigh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astal freighter</text:p>
          </table:table-cell>
          <table:table-cell table:style-name="ce18" office:value-type="float" office:value="1932" calcext:value-type="float">
            <text:p>1932</text:p>
          </table:table-cell>
          <table:table-cell table:style-name="ce12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934" calcext:value-type="float">
            <text:p>1934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6" calcext:value-type="float">
            <text:p>1946</text:p>
          </table:table-cell>
          <table:table-cell table:style-name="ce5" office:value-type="string" calcext:value-type="string">
            <text:p>26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50" calcext:value-type="float">
            <text:p>1950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958" calcext:value-type="float">
            <text:p>1958</text:p>
          </table:table-cell>
          <table:table-cell table:style-name="ce12" office:value-type="string" calcext:value-type="string">
            <text:p>26 mph</text:p>
          </table:table-cell>
          <table:table-cell table:style-name="ce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unkegrund Freight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78" calcext:value-type="float">
            <text:p>1978</text:p>
          </table:table-cell>
          <table:table-cell table:style-name="ce12" office:value-type="string" calcext:value-type="string">
            <text:p>30 mph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>
            <text:p>McClure Livestock Ship</text:p>
          </table:table-cell>
          <table:table-cell table:style-name="ce40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 table:number-columns-repeated="2"/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Early steamer reefer??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10" calcext:value-type="float">
            <text:p>1910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28" calcext:value-type="float">
            <text:p>192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elsinki Reefer</text:p>
          </table:table-cell>
          <table:table-cell/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Winterhold Container Reefer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Newport Container Feeder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/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61" office:value-type="float" office:value="1870" calcext:value-type="float">
            <text:p>1870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540 Tanker</text:p>
          </table:table-cell>
          <table:table-cell table:style-name="ce45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19" office:value-type="float" office:value="1885" calcext:value-type="float">
            <text:p>1885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62" office:value-type="float" office:value="1908" calcext:value-type="float">
            <text:p>1908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62" office:value-type="float" office:value="1916" calcext:value-type="float">
            <text:p>1916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oloko Edibles Tanker B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 tanker but long?</text:p>
          </table:table-cell>
          <table:table-cell table:style-name="ce12"/>
          <table:table-cell office:value-type="float" office:value="1956" calcext:value-type="float">
            <text:p>1956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08" calcext:value-type="float">
            <text:p>1908</text:p>
          </table:table-cell>
          <table:table-cell table:style-name="ce8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undaberg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sant but tanker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14" calcext:value-type="float">
            <text:p>1914</text:p>
          </table:table-cell>
          <table:table-cell table:style-name="ce8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ddystone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or but thaker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40" calcext:value-type="float">
            <text:p>1940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stle Point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46" calcext:value-type="float">
            <text:p>1946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Kagoshima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Coastal tanker</text:p>
          </table:table-cell>
          <table:table-cell table:style-name="ce18" office:value-type="float" office:value="1948" calcext:value-type="float">
            <text:p>1948</text:p>
          </table:table-cell>
          <table:table-cell table:style-name="ce8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Nagasaki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nnon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51" calcext:value-type="float">
            <text:p>1951</text:p>
          </table:table-cell>
          <table:table-cell table:style-name="ce8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a Orchilla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68" calcext:value-type="float">
            <text:p>1968</text:p>
          </table:table-cell>
          <table:table-cell table:style-name="ce8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17" office:value-type="float" office:value="1973" calcext:value-type="float">
            <text:p>1973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82" calcext:value-type="float">
            <text:p>1982</text:p>
          </table:table-cell>
          <table:table-cell table:style-name="ce5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26 mph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am Edibles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3:10:56.0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31T02:03:11.013000000</dc:date>
    <meta:editing-duration>PT14H54M52S</meta:editing-duration>
    <meta:editing-cycles>10</meta:editing-cycles>
    <meta:document-statistic meta:table-count="1" meta:cell-count="520" meta:object-count="0"/>
  </office:meta>
</office:document-meta>
</file>